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ner.addError( Test tes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er.countTests( Collection te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ner.endTest( Test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Runner.runTes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Runn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Thread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Runner.Test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ner.startTest( Test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er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.lo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ner.log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ner.fireEvent( TestRu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unner.runTest( Test tes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Runner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Runner.addFailure( Test tes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unner.addTes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ner.init( Properties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Runner.init( String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Runner.getSui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Runner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unn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unn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unner.addFailure( Test test , AssertionFailedError a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